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DAR-Generation" style:family="paragraph" style:parent-style-name="DAR-Generation">
      <style:paragraph-properties fo:break-before="page"/>
    </style:style>
    <style:style style:name="XDA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AR-Generation" style:family="text">
      <style:text-properties fo:text-align="start" style:font-name="Arial" fo:color="#000000" fo:font-style="italic" fo:font-size="14.00pt" style:font-size-asian="14.00pt"/>
    </style:style>
    <style:style style:name="NLDAR-MoreDetails" style:family="paragraph" style:parent-style-name="DAR-MoreDetails">
      <style:paragraph-properties fo:break-before="page"/>
    </style:style>
    <style:style style:name="XDAR-MoreDetails" style:family="paragraph">
      <style:paragraph-properties fo:text-align="start" style:font-name="Times New Roman" fo:font-size="10.00pt" style:font-size-asian="10.00pt" fo:color="#000000" fo:text-indent="0.00cm" fo:margin-right="0.00cm" fo:margin-left="1.00cm" fo:margin-top="0.25cm" fo:margin-bottom="0.25cm"/>
    </style:style>
    <style:style style:name="FDAR-MoreDetails" style:family="text">
      <style:text-properties fo:text-align="start" style:font-name="Times New Roman" fo:color="#000000" fo:font-size="10.00pt" style:font-size-asian="10.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NLDAR-NoteHeader" style:family="paragraph" style:parent-style-name="DAR-NoteHeader">
      <style:paragraph-properties fo:break-before="page"/>
    </style:style>
    <style:style style:name="XDAR-Not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NoteHeader" style:family="text">
      <style:text-properties fo:text-align="start" style:font-name="Arial" fo:color="#000000" fo:font-weight="bold" fo:font-size="10.00pt" style:font-size-asian="10.00pt"/>
    </style:style>
    <style:style style:name="NLDAR-First-Entry" style:family="paragraph" style:parent-style-name="DAR-First-Entry">
      <style:paragraph-properties fo:break-before="page"/>
    </style:style>
    <style:style style:name="XDAR-First-Entry" style:family="paragraph">
      <style:paragraph-properties fo:text-align="start" style:font-name="Times New Roman" fo:font-size="12.00pt" style:font-size-asian="12.00pt" fo:color="#000000" fo:text-indent="-1.00cm" fo:margin-right="0.00cm" fo:margin-left="1.00cm" fo:margin-top="0.25cm" fo:margin-bottom="0.25cm"/>
    </style:style>
    <style:style style:name="FDAR-First-Entry" style:family="text">
      <style:text-properties fo:text-align="start" style:font-name="Times New Roman" fo:color="#000000" fo:font-size="12.00pt" style:font-size-asian="12.00pt"/>
    </style:style>
    <style:style style:name="NLDAR-MoreHeader" style:family="paragraph" style:parent-style-name="DAR-MoreHeader">
      <style:paragraph-properties fo:break-before="page"/>
    </style:style>
    <style:style style:name="XDAR-Mor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MoreHeader" style:family="text">
      <style:text-properties fo:text-align="start" style:font-name="Arial" fo:color="#000000" fo:font-weight="bold" fo:font-size="10.00pt" style:font-size-asian="10.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DAR-ChildList" style:family="paragraph" style:parent-style-name="DAR-ChildList">
      <style:paragraph-properties fo:break-before="page"/>
    </style:style>
    <style:style style:name="XDAR-ChildList" style:family="paragraph">
      <style:paragraph-properties fo:text-align="start" style:font-name="Times New Roman" fo:font-size="10.00pt" style:font-size-asian="10.00pt" fo:color="#000000" fo:text-indent="-0.75cm" fo:margin-right="0.00cm" fo:margin-left="1.75cm" fo:margin-top="0.25cm" fo:margin-bottom="0.25cm"/>
    </style:style>
    <style:style style:name="FDAR-ChildList" style:family="text">
      <style:text-properties fo:text-align="start" style:font-name="Times New Roman" fo:color="#000000" fo:font-size="10.00pt" style:font-size-asian="10.00pt"/>
    </style:style>
    <style:style style:name="NLDAR-ChildTitle" style:family="paragraph" style:parent-style-name="DAR-ChildTitle">
      <style:paragraph-properties fo:break-before="page"/>
    </style:style>
    <style:style style:name="XDAR-ChildTitle"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ChildTitle" style:family="text">
      <style:text-properties fo:text-align="start" style:font-name="Arial" fo:color="#000000" fo:font-weight="bold" fo:font-size="10.00pt" style:font-size-asian="10.00pt"/>
    </style:style>
    <style:style style:name="NLDAR-Entry" style:family="paragraph" style:parent-style-name="DAR-Entry">
      <style:paragraph-properties fo:break-before="page"/>
    </style:style>
    <style:style style:name="XDAR-Entry" style:family="paragraph">
      <style:paragraph-properties fo:text-align="start" style:font-name="Times New Roman" fo:font-size="12.00pt" style:font-size-asian="12.00pt" fo:color="#000000" fo:text-indent="0.00cm" fo:margin-right="0.00cm" fo:margin-left="1.00cm" fo:margin-top="0.25cm" fo:margin-bottom="0.25cm"/>
    </style:style>
    <style:style style:name="FDAR-Entry"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NLDAR-Title" style:family="paragraph" style:parent-style-name="DAR-Title">
      <style:paragraph-properties fo:break-before="page"/>
    </style:style>
    <style:style style:name="XDA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AR-Title" style:family="text">
      <style:text-properties fo:text-align="center" style:justify-single-word="false" style:font-name="Arial" fo:color="#000000" fo:font-weight="bold" fo:font-size="16.00pt" style:font-size-asian="16.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AR-Title" text:outline-level="1"><text:toc-mark text:string-value="Ancestral Report for Garner von Zieliński, Lewis Anderson Sr" text:outline-level="1"/>Ancestral Report for Garner von Zieliński, Lewis Anderson Sr</text:h>
      <text:h text:style-name="DAR-Generation" text:outline-level="2"><text:toc-mark text:string-value="Generation 1" text:outline-level="2"/>Generation 1</text:h>
      <text:p text:style-name="DAR-First-Entry">1.<text:tab/><text:span text:style-name="Tbold"><text:alphabetical-index-mark text:string-value="Garner von Zieliński, Lewis Anderson Sr (1855-06-21 - 1911-06-28)"/>Garner von Zieliński, Lewis Anderson Sr. </text:span>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AR-MoreHeader"><text:alphabetical-index-mark text:string-value="Martel, Luella Jacques (1852-01-23 - 1921-04-28)"/>Spouse: Martel, Luella Jacques.</text:p>
      <text:p text:style-name="DAR-Entry">Luella Jacques was born on 1852-01-23 in Eureka, Humboldt, CA, USA.  She died on 1921-04-28 in Myrtle Beach, SC, USA at the age of 69 years, 3 months.  She was buried on 1921-04-30 in Myrtle Beach, SC, USA. She was the daughter of Martel, Henry and Hébert, Ruth Ann. <text:alphabetical-index-mark text:string-value="Martel, Henry (1805-10-27 - 1902-01-18)"/><text:alphabetical-index-mark text:string-value="Hébert, Ruth Ann ( - 1843)"/></text:p>
      <text:p text:style-name="DAR-NoteHeader">Notes for Garner von Zieliński, Lewis Anderson Sr</text:p>
      <text:p text:style-name="DA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AR-Entry">Thanks to the Mission Statement Generator from http://www.dilbert.com.</text:p>
      <text:p text:style-name="DA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A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A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A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A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A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AR-Entry"><text:span text:style-name="FontFace__Courier__"><text:span text:style-name="FontSize__12__">This<text:s/>note<text:s/>appears<text:s/>as<text:s/>a<text:s/>note<text:s/>to<text:s/>the<text:s/>source<text:s/>and<text:s/>also<text:s/>as<text:s/>a<text:s/>note<text:s/>for<text:s/>the<text:s/>person.</text:span></text:span></text:p>
      <text:p text:style-name="DA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AR-ChildTitle">Children of Martel, Luella Jacques and Garner von Zieliński, Lewis Anderson Sr</text:p>
      <text:p text:style-name="DAR-ChildList">i.<text:tab/><text:alphabetical-index-mark text:string-value="Garner, Eugene Stanley (1895-12-01 - 1984-03-01)"/>Garner, Eugene Stanley. Eugene Stanley was born on 1895-12-01 in Portsmouth, OH, USA.  He died on 1984-03-01 in Twin Falls, Twin Falls, ID, USA.  </text:p>
      <text:p text:style-name="DAR-ChildList">ii.<text:tab/><text:alphabetical-index-mark text:string-value="Garner, Jesse V. (1876-06-18 - 1929-01-21)"/>Garner, Jesse V.. Jesse V. was born on 1876-06-18 in Paragould, Greene, AR, USA.  He died on 1929-01-21 in Cedar City, UT, USA.  </text:p>
      <text:p text:style-name="DAR-ChildList">iii.<text:tab/><text:alphabetical-index-mark text:string-value="Garner, Raymond E. (1878-09-16 - 1921-05-02)"/>Garner, Raymond E.. Raymond E. was born on 1878-09-16 in Paragould, Greene, AR, USA.  He died on 1921-05-02 in Astoria, OR, USA.  </text:p>
      <text:p text:style-name="DAR-ChildList">iv.<text:tab/><text:alphabetical-index-mark text:string-value="Garner, Jennie S. (1880-09-11 - 1964-06-20)"/>Garner, Jennie S.. Jennie S. was born on 1880-09-11 in Paragould, Greene, AR, USA.  She died on 1964-06-20 in Columbus, Bartholomew, IN, USA.  </text:p>
      <text:p text:style-name="DAR-ChildList">v.<text:tab/><text:alphabetical-index-mark text:string-value="Garner, Walter E. (1882-02-17 - 1946-10-23)"/>Garner, Walter E.. Walter E. was born on 1882-02-17 in Paragould, Greene, AR, USA.  He died on 1946-10-23 in Battle Creek, MI, USA.  </text:p>
      <text:p text:style-name="DAR-ChildList">vi.<text:tab/><text:alphabetical-index-mark text:string-value="Garner, Daniel Webster (1883-09-30 - 1936-03-02)"/>Garner, Daniel Webster. Daniel Webster was born on 1883-09-30 in Hood River, OR, USA.  He died on 1936-03-02 in Gary, Lake, IN, USA.  </text:p>
      <text:p text:style-name="DAR-ChildList">vii.<text:tab/><text:alphabetical-index-mark text:string-value="Garner, Bertha P. (1888-03-13 - 1918-04-05)"/>Garner, Bertha P.. Bertha P. was born on 1888-03-13 in Hagerstown, MD, USA.  She died on 1918-04-05 in Columbus, Bartholomew, IN, USA.  </text:p>
      <text:p text:style-name="DAR-ChildList">viii.<text:tab/><text:alphabetical-index-mark text:string-value="Garner, Elizabeth (1883 -  )"/>Garner, Elizabeth. Elizabeth was born in 1883.  She was buried in Hays, Ellis, KS, USA. </text:p>
      <text:h text:style-name="DAR-Generation" text:outline-level="2"><text:toc-mark text:string-value="Generation 2" text:outline-level="2"/>Generation 2</text:h>
      <text:p text:style-name="DAR-First-Entry">2.<text:tab/><text:span text:style-name="Tbold"><text:alphabetical-index-mark text:string-value="Garner, Robert W. (1826/7-04-24 (Julien) - 1916-02-03)"/>Garner, Robert W. </text:span>Robert W. was born on 1826/7-04-24 (Julien) in Aberdeen, WA, USA.  He died on 1916-02-03 in Portsmouth, OH, USA at the age of 88 years, 8 months.  He was buried on 1916-02-05 (Mar25) in Knoxville, TN, USA. He was the son of Garner, Joseph and Edwards, Lucy. <text:alphabetical-index-mark text:string-value="Garner, Joseph (1792 - )"/><text:alphabetical-index-mark text:string-value="Edwards, Lucy (1799-01-17 - 1879-04-02)"/><text:alphabetical-index-mark text:string-value="Zieliński, Phoebe Emily (1827-04-12 - 1882-03-07)"/>He married Zieliński, Phoebe Emily on 1849-10-04 in Paragould, Greene, AR, USA. </text:p>
      <text:p text:style-name="DAR-First-Entry">3.<text:tab/><text:span text:style-name="Tbold"><text:alphabetical-index-mark text:string-value="Zieliński, Phoebe Emily (1827-04-12 - 1882-03-07)"/>Zieliński, Phoebe Emily. </text:span>Phoebe Emily was born on 1827-04-12 in Bogalusa, Washington, LA, USA.  She died on 1882-03-07 in Albuquerque, NM, USA at the age of 54 years, 10 months.  She was buried on 1882-03-09 in Michigan City, LaPorte, IN, USA. She was the daughter of Шестаков, George and Daniels, Phoebe. <text:alphabetical-index-mark text:string-value="Шестаков, George (vers 1784-09-00 - 1864-03-09)"/><text:alphabetical-index-mark text:string-value="Daniels, Phoebe ( -  )"/></text:p>
      <text:p text:style-name="DAR-ChildTitle">Children of Zieliński, Phoebe Emily and Garner, Robert W.</text:p>
      <text:p text:style-name="DAR-ChildList">i.<text:tab/><text:alphabetical-index-mark text:string-value="Garner von Zieliński, Lewis Anderson Sr (1855-06-21 - 1911-06-28)"/>Garner von Zieliński, Lewis Anderson Sr [1]. Lewis Anderson was born on 1855-06-21 in Great Falls, MT, USA.  He died on 1911-06-28 in Twin Falls, Twin Falls, ID, USA.  </text:p>
      <text:p text:style-name="DAR-ChildList">ii.<text:tab/><text:alphabetical-index-mark text:string-value="Garner, Phebe (1850 - avant 1860)"/>Garner, Phebe. Phebe was born in 1850 in Orlando, Orange, FL, USA.  She died avant 1860.  </text:p>
      <text:p text:style-name="DAR-ChildList">iii.<text:tab/><text:alphabetical-index-mark text:string-value="Garner, Mary J. (1851-10-12 - 1852-04-01)"/>Garner, Mary J.. Mary J. was born on 1851-10-12.  She died on 1852-04-01.  </text:p>
      <text:p text:style-name="DAR-ChildList">iv.<text:tab/><text:alphabetical-index-mark text:string-value="Garner, Mary M. (1851-10-12 - 1858-05-24)"/>Garner, Mary M.. Mary M. was born on 1851-10-12.  She died on 1858-05-24.  </text:p>
      <text:p text:style-name="DAR-ChildList">v.<text:tab/><text:alphabetical-index-mark text:string-value="Garner, "/>Garner. </text:p>
      <text:p text:style-name="DAR-ChildList">vi.<text:tab/><text:alphabetical-index-mark text:string-value="Garner, Rebecca Catharine (1857-05-30 - 1937-04-09)"/>Garner, Rebecca Catharine. Rebecca Catharine was born on 1857-05-30 in Denver-Aurora, CO, USA.  She died on 1937-04-09 in Alice, Jim Wells, TX, USA.  </text:p>
      <text:p text:style-name="DAR-ChildList">vii.<text:tab/><text:alphabetical-index-mark text:string-value="Carr, Zelpha Josephine (1858-12-31 - 1895-02-08)"/>Carr, Zelpha Josephine. Zelpha Josephine was born on 1858-12-31 in Brownwood, Harris, TX, USA.  She died on 1895-02-08 in Beckley, WV, USA.  </text:p>
      <text:p text:style-name="DAR-ChildList">viii.<text:tab/><text:alphabetical-index-mark text:string-value="Garner, Iola Elizabeth Betty (1860-11-01 - 1941-04-17)"/>Garner, Iola Elizabeth Betty. Iola Elizabeth Betty was born on 1860-11-01 in Orlando, Orange, FL, USA.  She died on 1941-04-17 in Killeen, Bell, TX, USA.  </text:p>
      <text:p text:style-name="DAR-ChildList">ix.<text:tab/><text:alphabetical-index-mark text:string-value="Garner, Robert F. (1863-04-04 - 1940-02-17)"/>Garner, Robert F.. Robert F. was born on 1863-04-04 in Paragould, Greene, AR, USA.  He died on 1940-02-17 in Marshalltown, Marshall, IA, USA.  </text:p>
      <text:p text:style-name="DAR-ChildList">x.<text:tab/><text:alphabetical-index-mark text:string-value="Garner, Emma A. (1868-08-18 - 1869-02-23)"/>Garner, Emma A.. Emma A. was born on 1868-08-18.  She died on 1869-02-23.  </text:p>
      <text:p text:style-name="DAR-ChildList">xi.<text:tab/><text:alphabetical-index-mark text:string-value="Garner, Anetta (1870-06-13 - 1900-10-04)"/>Garner, Anetta. Anetta was born on 1870-06-13 in Centralia, WA, USA.  She died on 1900-10-04 in Columbus, Bartholomew, IN, USA.  </text:p>
      <text:p text:style-name="DAR-ChildList">xii.<text:tab/><text:alphabetical-index-mark text:string-value="Garner, Antoinette (1870-06-13 - avant 1880)"/>Garner, Antoinette. Antoinette was born on 1870-06-13 in Starkville, MS, USA.  She died avant 1880.  </text:p>
      <text:h text:style-name="DAR-Generation" text:outline-level="2"><text:toc-mark text:string-value="Generation 3" text:outline-level="2"/>Generation 3</text:h>
      <text:p text:style-name="DAR-First-Entry">4.<text:tab/><text:span text:style-name="Tbold"><text:alphabetical-index-mark text:string-value="Garner, Joseph (1792 - )"/>Garner, Joseph. </text:span>Joseph was born in 1792 in Steubenville, OH, USA.  He died in Shawnee, OK, USA.  <text:alphabetical-index-mark text:string-value="Edwards, Lucy (1799-01-17 - 1879-04-02)"/>He married Edwards, Lucy on 1823-01-03 in Picayune, MS, USA. </text:p>
      <text:p text:style-name="DAR-First-Entry">5.<text:tab/><text:span text:style-name="Tbold"><text:alphabetical-index-mark text:string-value="Edwards, Lucy (1799-01-17 - 1879-04-02)"/>Edwards, Lucy. </text:span>Lucy was born on 1799-01-17 in Jamestowna, NY, USA.  She died on 1879-04-02 at the age of 80 years, 2 months.  She was buried on 1879-04-04 in Logan, UT-ID, USA. </text:p>
      <text:p text:style-name="DAR-ChildTitle">Children of Edwards, Lucy and Garner, Joseph</text:p>
      <text:p text:style-name="DAR-ChildList">i.<text:tab/><text:alphabetical-index-mark text:string-value="Garner, Robert W. (1826/7-04-24 (Julien) - 1916-02-03)"/>Garner, Robert W. [2]. Robert W. was born on 1826/7-04-24 (Julien) in Aberdeen, WA, USA.  He died on 1916-02-03 in Portsmouth, OH, USA.  </text:p>
      <text:p text:style-name="DAR-ChildList">ii.<text:tab/><text:alphabetical-index-mark text:string-value="Garner, Lewis (1823-11-18 - 1911-01-21)"/>Garner, Lewis. Lewis was born on 1823-11-18 in Moscow, Latah, ID, USA.  He died on 1911-01-21 in Twin Falls, Twin Falls, ID, USA.  </text:p>
      <text:p text:style-name="DAR-ChildList">iii.<text:tab/><text:alphabetical-index-mark text:string-value="Garner, Anderson (1825-01-28 - 1887-04-07)"/>Garner, Anderson. Anderson was born on 1825-01-28 in Steubenville, OH, USA.  He died on 1887-04-07 in Oakland, Alameda, CA, USA.  </text:p>
      <text:p text:style-name="DAR-First-Entry">6.<text:tab/><text:span text:style-name="Tbold"><text:alphabetical-index-mark text:string-value="Шестаков, George (vers 1784-09-00 - 1864-03-09)"/>Шестаков, George. </text:span>George was born vers 1784-09-00 in Bogalusa, Washington, LA, USA.  He died on 1864-03-09 in Orlando, Orange, FL, USA at the age of about 79 years, 6 months.  He was buried in 1864-03-00 in Michigan City, LaPorte, IN, USA. <text:alphabetical-index-mark text:string-value="Daniels, Phoebe ( -  )"/>He married Daniels, Phoebe. </text:p>
      <text:p text:style-name="DAR-First-Entry">7.<text:tab/><text:span text:style-name="Tbold"><text:alphabetical-index-mark text:string-value="Daniels, Phoebe ( -  )"/>Daniels, Phoebe. </text:span>Phoebe was born in Bogalusa, Washington, LA, USA.  </text:p>
      <text:p text:style-name="DAR-ChildTitle">Children of Daniels, Phoebe and Шестаков, George</text:p>
      <text:p text:style-name="DAR-ChildList">i.<text:tab/><text:alphabetical-index-mark text:string-value="Zieliński, Phoebe Emily (1827-04-12 - 1882-03-07)"/>Zieliński, Phoebe Emily [3]. Phoebe Emily was born on 1827-04-12 in Bogalusa, Washington, LA, USA.  She died on 1882-03-07 in Albuquerque, NM, USA.  </text:p>
      <text:p text:style-name="DAR-ChildList">ii.<text:tab/><text:alphabetical-index-mark text:string-value="Тимофеев, Willoughby M. (1813-02-04 - 1877-01-16)"/>Тимофеев, Willoughby M.. Willoughby M. was born on 1813-02-04 in Miami Beach, Miami-Dade, FL, USA.  He died on 1877-01-16 in Jamestown, ND, USA.  </text:p>
      <text:p text:style-name="DAR-ChildList">iii.<text:tab/><text:alphabetical-index-mark text:string-value="Тимофеев, Mary Ann (1812-03-07 - 1880-11-27)"/>Тимофеев, Mary Ann. Mary Ann was born on 1812-03-07 in Duluth, MN, USA.  She died on 1880-11-27 in Starkville, MS, USA.  </text:p>
      <text:p text:style-name="DAR-ChildList">iv.<text:tab/><text:alphabetical-index-mark text:string-value="Тимофеев, John P. (vers 1818 -  )"/>Тимофеев, John P.. John P. was born vers 1818 in Waterloo-Cedar Falls, IA, USA.  </text:p>
      <text:p text:style-name="DAR-ChildList">v.<text:tab/><text:alphabetical-index-mark text:string-value="Тимофеев, Sarah Jane (1825-07-29 -  )"/>Тимофеев, Sarah Jane. Sarah Jane was born on 1825-07-29 in Steubenville, OH, USA.  </text:p>
      <text:p text:style-name="DAR-ChildList">vi.<text:tab/><text:alphabetical-index-mark text:string-value="Тимофеев,  (après 1824 -  )"/>Тимофеев. She was born après 18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DA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AR-MoreDetails"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0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style:style style:name="DAR-Not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First-Entry" style:family="paragraph" style:parent-style-name="Standard" style:class="text">
      <style:paragraph-properties fo:margin-left="1.00cm" fo:margin-right="0.00cm" fo:margin-top="0.25cm" fo:margin-bottom="0.25cm" fo:text-align="start" style:justify-single-word="false" fo:text-indent="-1.00cm" style:auto-text-indent="false"/>
      <style:text-properties fo:color="#000000" style:font-name="Times New Roman" fo:font-size="12pt"/>
    </style:style>
    <style:style style:name="DAR-Mor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DAR-ChildList" style:family="paragraph" style:parent-style-name="Standard" style:class="text">
      <style:paragraph-properties fo:margin-left="1.75cm" fo:margin-right="0.00cm" fo:margin-top="0.25cm" fo:margin-bottom="0.25cm" fo:text-align="start" style:justify-single-word="false" fo:text-indent="-0.75cm" style:auto-text-indent="false"/>
      <style:text-properties fo:color="#000000" style:font-name="Times New Roman" fo:font-size="10pt"/>
    </style:style>
    <style:style style:name="DAR-ChildTitle"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Entry"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2pt"/>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style:style style:name="DA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08-23T21:49:16
</meta:creation-date>
    <dc:creator>
    Alex Roitman,,,
</dc:creator>
    <dc:date>
    2015-08-23T21:49:16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